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Arial1" svg:font-family="Arial" style:font-family-generic="system" style:font-pitch="variable"/>
  </office:font-face-decls>
  <office:automatic-styles>
    <style:style style:name="Tabela1" style:family="table">
      <style:table-properties style:width="17.78cm" fo:margin-left="0.011cm" fo:margin-right="0.018cm" table:align="margins" style:writing-mode="lr-tb"/>
    </style:style>
    <style:style style:name="Tabela1.A" style:family="table-column">
      <style:table-column-properties style:column-width="17.78cm" style:rel-column-width="65535*"/>
    </style:style>
    <style:style style:name="Tabela1.1" style:family="table-row">
      <style:table-row-properties fo:keep-together="always"/>
    </style:style>
    <style:style style:name="Tabela1.A1" style:family="table-cell">
      <style:table-cell-properties style:vertical-align="top" fo:padding-left="0.123cm" fo:padding-right="0.123cm" fo:padding-top="0cm" fo:padding-bottom="0cm" fo:border="none" style:writing-mode="lr-tb"/>
    </style:style>
    <style:style style:name="Tabela2" style:family="table">
      <style:table-properties style:width="17.773cm" table:align="right" style:writing-mode="lr-tb"/>
    </style:style>
    <style:style style:name="Tabela2.A" style:family="table-column">
      <style:table-column-properties style:column-width="2.831cm"/>
    </style:style>
    <style:style style:name="Tabela2.B" style:family="table-column">
      <style:table-column-properties style:column-width="1.667cm"/>
    </style:style>
    <style:style style:name="Tabela2.C" style:family="table-column">
      <style:table-column-properties style:column-width="5.08cm"/>
    </style:style>
    <style:style style:name="Tabela2.D" style:family="table-column">
      <style:table-column-properties style:column-width="2.725cm"/>
    </style:style>
    <style:style style:name="Tabela2.E" style:family="table-column">
      <style:table-column-properties style:column-width="2.646cm"/>
    </style:style>
    <style:style style:name="Tabela2.F" style:family="table-column">
      <style:table-column-properties style:column-width="2.824cm"/>
    </style:style>
    <style:style style:name="Tabela2.1" style:family="table-row">
      <style:table-row-properties fo:keep-together="always"/>
    </style:style>
    <style:style style:name="Tabela2.A1" style:family="table-cell">
      <style:table-cell-properties style:vertical-align="middle" fo:background-color="#e5e5e5"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ela2.F1" style:family="table-cell">
      <style:table-cell-properties style:vertical-align="middle" fo:background-color="#e5e5e5" fo:padding-left="0.191cm" fo:padding-right="0.191cm" fo:padding-top="0cm" fo:padding-bottom="0cm" fo:border="0.05pt solid #000000" style:writing-mode="lr-tb">
        <style:background-image/>
      </style:table-cell-properties>
    </style:style>
    <style:style style:name="Tabela2.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ela2.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ela2.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6"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7"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8"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9"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3" style:family="table">
      <style:table-properties style:width="17.778cm" fo:margin-left="0.011cm" fo:margin-right="0.019cm" table:align="margins" style:writing-mode="lr-tb"/>
    </style:style>
    <style:style style:name="Tabela3.A" style:family="table-column">
      <style:table-column-properties style:column-width="17.778cm" style:rel-column-width="65535*"/>
    </style:style>
    <style:style style:name="Tabela3.1" style:family="table-row">
      <style:table-row-properties fo:keep-together="always"/>
    </style:style>
    <style:style style:name="Tabela3.A1" style:family="table-cell">
      <style:table-cell-properties style:vertical-align="top" fo:padding-left="0.123cm" fo:padding-right="0.123cm" fo:padding-top="0cm" fo:padding-bottom="0cm" fo:border="none" style:writing-mode="lr-tb"/>
    </style:style>
    <style:style style:name="Tabela4" style:family="table">
      <style:table-properties style:width="17.78cm" fo:margin-left="0.011cm" fo:margin-right="0.018cm" table:align="margins" style:writing-mode="lr-tb"/>
    </style:style>
    <style:style style:name="Tabela4.A" style:family="table-column">
      <style:table-column-properties style:column-width="17.78cm" style:rel-column-width="65535*"/>
    </style:style>
    <style:style style:name="Tabela4.1" style:family="table-row">
      <style:table-row-properties fo:keep-together="always"/>
    </style:style>
    <style:style style:name="Tabela4.A1" style:family="table-cell">
      <style:table-cell-properties style:vertical-align="top" fo:padding-left="0.123cm" fo:padding-right="0.123cm" fo:padding-top="0cm" fo:padding-bottom="0cm" fo:border="none" style:writing-mode="lr-tb"/>
    </style:style>
    <style:style style:name="Tabela9" style:family="table">
      <style:table-properties style:width="17.808cm" table:align="margins" style:writing-mode="lr-tb"/>
    </style:style>
    <style:style style:name="Tabela9.A" style:family="table-column">
      <style:table-column-properties style:column-width="6.398cm" style:rel-column-width="23543*"/>
    </style:style>
    <style:style style:name="Tabela9.B" style:family="table-column">
      <style:table-column-properties style:column-width="11.411cm" style:rel-column-width="41992*"/>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style:vertical-align="middle"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9.B3" style:family="table-cell">
      <style:table-cell-properties fo:padding="0.097cm" fo:border-left="0.05pt solid #000000" fo:border-right="0.05pt solid #000000" fo:border-top="none" fo:border-bottom="0.05pt solid #000000"/>
    </style:style>
    <style:style style:name="Tabela9.B4" style:family="table-cell">
      <style:table-cell-properties fo:padding="0.097cm" fo:border-left="0.05pt solid #000000" fo:border-right="0.05pt solid #000000" fo:border-top="none" fo:border-bottom="0.05pt solid #000000"/>
    </style:style>
    <style:style style:name="Tabela9.B5" style:family="table-cell">
      <style:table-cell-properties fo:padding="0.097cm" fo:border-left="0.05pt solid #000000" fo:border-right="0.05pt solid #000000" fo:border-top="none" fo:border-bottom="0.05pt solid #000000"/>
    </style:style>
    <style:style style:name="Tabela9.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cm" fo:margin-bottom="0cm" loext:contextual-spacing="false" style:snap-to-layout-grid="false"/>
      <style:text-properties fo:font-size="10pt" fo:language="pt" fo:country="BR" fo:font-weight="bold" style:font-size-asian="10pt" style:font-weight-asian="bold" style:font-weight-complex="bold"/>
    </style:style>
    <style:style style:name="P2" style:family="paragraph" style:parent-style-name="Footer">
      <style:paragraph-properties fo:margin-top="0cm" fo:margin-bottom="0cm" loext:contextual-spacing="false" fo:text-align="end" style:justify-single-word="false" style:snap-to-layout-grid="false"/>
      <style:text-properties fo:font-size="10pt" fo:language="pt" fo:country="BR" fo:font-weight="bold" officeooo:rsid="0006f634" officeooo:paragraph-rsid="0006f634" style:font-size-asian="10pt" style:font-weight-asian="bold" style:font-weight-complex="bold"/>
    </style:style>
    <style:style style:name="P3" style:family="paragraph" style:parent-style-name="Footer">
      <style:paragraph-properties fo:margin-top="0cm" fo:margin-bottom="0cm" loext:contextual-spacing="false"/>
      <style:text-properties fo:language="pt" fo:country="BR"/>
    </style:style>
    <style:style style:name="P4" style:family="paragraph" style:parent-style-name="Footer">
      <style:text-properties fo:language="pt" fo:country="BR"/>
    </style:style>
    <style:style style:name="P5" style:family="paragraph" style:parent-style-name="Footer">
      <style:paragraph-properties style:snap-to-layout-grid="false">
        <style:tab-stops>
          <style:tab-stop style:position="9.001cm" style:type="center"/>
          <style:tab-stop style:position="15.002cm"/>
        </style:tab-stops>
      </style:paragraph-properties>
      <style:text-properties fo:language="pt" fo:country="BR" officeooo:rsid="0006f634" officeooo:paragraph-rsid="0006f634" style:font-name-complex="Arial"/>
    </style:style>
    <style:style style:name="P6" style:family="paragraph" style:parent-style-name="Footer">
      <style:paragraph-properties fo:text-align="center" style:justify-single-word="false" style:snap-to-layout-grid="false">
        <style:tab-stops>
          <style:tab-stop style:position="9.001cm" style:type="center"/>
          <style:tab-stop style:position="15.002cm"/>
        </style:tab-stops>
      </style:paragraph-properties>
      <style:text-properties fo:language="pt" fo:country="BR"/>
    </style:style>
    <style:style style:name="P7" style:family="paragraph" style:parent-style-name="Footer">
      <style:paragraph-properties style:snap-to-layout-grid="false">
        <style:tab-stops>
          <style:tab-stop style:position="9.001cm" style:type="center"/>
          <style:tab-stop style:position="15.002cm"/>
        </style:tab-stops>
      </style:paragraph-properties>
      <style:text-properties fo:language="pt" fo:country="BR" fo:font-weight="bold" style:font-weight-asian="bold" style:font-weight-complex="bold"/>
    </style:style>
    <style:style style:name="P8"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text-properties fo:font-size="10pt" fo:language="pt" fo:country="BR" fo:font-weight="bold" style:font-size-asian="10pt" style:font-weight-asian="bold" style:font-name-complex="Arial" style:font-weight-complex="bold"/>
    </style:style>
    <style:style style:name="P9"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style>
    <style:style style:name="P10" style:family="paragraph" style:parent-style-name="PSDS_20_-_20_Corpo_20_de_20_Texto">
      <style:text-properties fo:language="pt" fo:country="BR"/>
    </style:style>
    <style:style style:name="P11" style:family="paragraph" style:parent-style-name="PSDS_20_-_20_Corpo_20_de_20_Texto">
      <style:paragraph-properties fo:text-align="center" style:justify-single-word="false" style:snap-to-layout-grid="false"/>
      <style:text-properties fo:language="pt" fo:country="BR" officeooo:rsid="0006f634" officeooo:paragraph-rsid="0006f634" style:font-name-complex="Arial"/>
    </style:style>
    <style:style style:name="P12" style:family="paragraph" style:parent-style-name="PSDS_20_-_20_Corpo_20_de_20_Texto">
      <style:paragraph-properties fo:text-align="center" style:justify-single-word="false" style:snap-to-layout-grid="false"/>
      <style:text-properties fo:language="pt" fo:country="BR" style:font-name-complex="Arial"/>
    </style:style>
    <style:style style:name="P13" style:family="paragraph" style:parent-style-name="PSDS_20_-_20_Corpo_20_de_20_Texto">
      <style:paragraph-properties fo:text-align="center" style:justify-single-word="false" style:snap-to-layout-grid="false"/>
      <style:text-properties fo:language="pt" fo:country="BR" fo:font-weight="bold" style:font-weight-asian="bold" style:font-name-complex="Arial" style:font-weight-complex="bold"/>
    </style:style>
    <style:style style:name="P14" style:family="paragraph" style:parent-style-name="PSDS_20_-_20_Corpo_20_de_20_Texto">
      <style:paragraph-properties fo:text-align="justify" style:justify-single-word="false"/>
      <style:text-properties fo:language="pt" fo:country="BR" officeooo:paragraph-rsid="001000c7"/>
    </style:style>
    <style:style style:name="P15" style:family="paragraph" style:parent-style-name="PSDS_20_-_20_Corpo_20_de_20_Texto">
      <style:paragraph-properties fo:text-align="justify" style:justify-single-word="false"/>
      <style:text-properties fo:language="pt" fo:country="BR" officeooo:rsid="0011a03c" officeooo:paragraph-rsid="0011a03c"/>
    </style:style>
    <style:style style:name="P16" style:family="paragraph" style:parent-style-name="PSDS_20_-_20_Corpo_20_de_20_Texto">
      <style:paragraph-properties fo:text-align="justify" style:justify-single-word="false"/>
      <style:text-properties fo:language="pt" fo:country="BR" officeooo:rsid="001000c7" officeooo:paragraph-rsid="001000c7" fo:background-color="transparent"/>
    </style:style>
    <style:style style:name="P17" style:family="paragraph" style:parent-style-name="PSDS_20_-_20_Corpo_20_de_20_Texto">
      <style:paragraph-properties fo:text-align="center" style:justify-single-word="false"/>
      <style:text-properties fo:language="pt" fo:country="BR" officeooo:rsid="0011c681" officeooo:paragraph-rsid="0011c681" fo:background-color="transparent"/>
    </style:style>
    <style:style style:name="P18" style:family="paragraph" style:parent-style-name="PSDS_20_-_20_Corpo_20_de_20_Texto">
      <style:paragraph-properties>
        <style:tab-stops>
          <style:tab-stop style:position="17.794cm" style:type="right" style:leader-style="dotted" style:leader-text="."/>
        </style:tab-stops>
      </style:paragraph-properties>
      <style:text-properties style:font-name="Arial" fo:language="pt" fo:country="BR" style:font-name-complex="Arial"/>
    </style:style>
    <style:style style:name="P19" style:family="paragraph" style:parent-style-name="PSDS_20_-_20_Corpo_20_de_20_Texto">
      <style:text-properties fo:color="#000000" fo:language="pt" fo:country="BR"/>
    </style:style>
    <style:style style:name="P20" style:family="paragraph" style:parent-style-name="PSDS_20_-_20_Corpo_20_de_20_Texto">
      <style:paragraph-properties fo:text-align="center" style:justify-single-word="false"/>
      <style:text-properties fo:font-size="12pt" fo:language="pt" fo:country="BR" officeooo:rsid="0011c681" officeooo:paragraph-rsid="0011c681" fo:background-color="transparent" style:font-size-asian="12pt" style:font-size-complex="12pt"/>
    </style:style>
    <style:style style:name="P21" style:family="paragraph" style:parent-style-name="Contents_20_1">
      <style:paragraph-properties>
        <style:tab-stops>
          <style:tab-stop style:position="17.438cm" style:type="right" style:leader-style="dotted" style:leader-text="."/>
        </style:tab-stops>
      </style:paragraph-properties>
      <style:text-properties fo:language="pt" fo:country="BR"/>
    </style:style>
    <style:style style:name="P22" style:family="paragraph" style:parent-style-name="Contents_20_1">
      <style:paragraph-properties>
        <style:tab-stops>
          <style:tab-stop style:position="18.161cm" style:type="right" style:leader-style="dotted" style:leader-text="."/>
        </style:tab-stops>
      </style:paragraph-properties>
      <style:text-properties fo:language="pt" fo:country="BR"/>
    </style:style>
    <style:style style:name="P23" style:family="paragraph" style:parent-style-name="Contents_20_2">
      <style:paragraph-properties>
        <style:tab-stops>
          <style:tab-stop style:position="17.385cm" style:type="right" style:leader-style="dotted" style:leader-text="."/>
        </style:tab-stops>
      </style:paragraph-properties>
      <style:text-properties fo:language="pt" fo:country="BR"/>
    </style:style>
    <style:style style:name="P24" style:family="paragraph" style:parent-style-name="Contents_20_3">
      <style:paragraph-properties>
        <style:tab-stops>
          <style:tab-stop style:position="16.962cm" style:type="right" style:leader-style="dotted" style:leader-text="."/>
        </style:tab-stops>
      </style:paragraph-properties>
      <style:text-properties fo:language="pt" fo:country="BR"/>
    </style:style>
    <style:style style:name="P25" style:family="paragraph" style:parent-style-name="PSDS_20_-_20_Titulo">
      <style:paragraph-properties style:snap-to-layout-grid="false"/>
      <style:text-properties fo:language="pt" fo:country="BR"/>
    </style:style>
    <style:style style:name="P26" style:family="paragraph" style:parent-style-name="PSDS_20_-_20_Titulo">
      <style:paragraph-properties style:snap-to-layout-grid="false"/>
      <style:text-properties fo:language="pt" fo:country="BR" fo:font-weight="normal" style:font-weight-asian="normal" style:font-weight-complex="normal"/>
    </style:style>
    <style:style style:name="P27" style:family="paragraph" style:parent-style-name="PSDS_20_-_20_Corpo_20_de_20_Texto">
      <style:paragraph-properties fo:margin-left="0.635cm" fo:margin-right="0cm" fo:text-indent="0cm" style:auto-text-indent="false"/>
      <style:text-properties fo:language="pt" fo:country="BR"/>
    </style:style>
    <style:style style:name="P28" style:family="paragraph" style:parent-style-name="PSDS_20_-_20_Corpo_20_de_20_Texto">
      <style:paragraph-properties fo:margin-left="0.635cm" fo:margin-right="0cm" fo:text-align="justify" style:justify-single-word="false" fo:text-indent="0cm" style:auto-text-indent="false"/>
      <style:text-properties fo:language="pt" fo:country="BR"/>
    </style:style>
    <style:style style:name="P29" style:family="paragraph" style:parent-style-name="PSDS_20_-_20_Corpo_20_de_20_Texto">
      <style:paragraph-properties fo:margin-left="0.635cm" fo:margin-right="0cm" fo:text-align="justify" style:justify-single-word="false" fo:text-indent="0cm" style:auto-text-indent="false"/>
      <style:text-properties fo:language="pt" fo:country="BR" officeooo:rsid="0008890f" officeooo:paragraph-rsid="0009fdc6"/>
    </style:style>
    <style:style style:name="P30" style:family="paragraph" style:parent-style-name="PSDS_20_-_20_Corpo_20_de_20_Texto">
      <style:paragraph-properties fo:margin-left="0.635cm" fo:margin-right="0cm" fo:text-align="justify" style:justify-single-word="false" fo:text-indent="0cm" style:auto-text-indent="false"/>
      <style:text-properties fo:language="pt" fo:country="BR" officeooo:rsid="0007045c" officeooo:paragraph-rsid="0007045c"/>
    </style:style>
    <style:style style:name="P31" style:family="paragraph" style:parent-style-name="PSDS_20_-_20_Corpo_20_de_20_Texto">
      <style:paragraph-properties fo:margin-left="0.635cm" fo:margin-right="0cm" fo:text-align="justify" style:justify-single-word="false" fo:text-indent="0cm" style:auto-text-indent="false"/>
      <style:text-properties fo:language="pt" fo:country="BR" officeooo:rsid="0009fdc6" officeooo:paragraph-rsid="000e7928"/>
    </style:style>
    <style:style style:name="P32" style:family="paragraph" style:parent-style-name="PSDS_20_-_20_Corpo_20_de_20_Texto">
      <style:paragraph-properties fo:margin-left="0.635cm" fo:margin-right="0cm" fo:text-align="justify" style:justify-single-word="false" fo:text-indent="0cm" style:auto-text-indent="false"/>
      <style:text-properties fo:language="pt" fo:country="BR" officeooo:rsid="000e7928" officeooo:paragraph-rsid="000e7928" fo:background-color="transparent"/>
    </style:style>
    <style:style style:name="P33" style:family="paragraph" style:parent-style-name="PSDS_20_-_20_Corpo_20_de_20_Texto">
      <style:paragraph-properties fo:break-before="page"/>
      <style:text-properties fo:language="pt" fo:country="BR"/>
    </style:style>
    <style:style style:name="P34" style:family="paragraph" style:parent-style-name="PSDS_20_-_20_Corpo_20_de_20_Texto">
      <style:paragraph-properties fo:margin-left="0.688cm" fo:margin-right="0cm" fo:text-align="justify" style:justify-single-word="false" fo:text-indent="0cm" style:auto-text-indent="false"/>
      <style:text-properties fo:language="pt" fo:country="BR"/>
    </style:style>
    <style:style style:name="P35" style:family="paragraph" style:parent-style-name="PSDS_20_-_20_Corpo_20_de_20_Texto">
      <style:paragraph-properties fo:margin-left="0.688cm" fo:margin-right="0cm" fo:text-align="justify" style:justify-single-word="false" fo:text-indent="0cm" style:auto-text-indent="false"/>
      <style:text-properties fo:language="pt" fo:country="BR" fo:font-weight="bold" style:font-weight-asian="bold" style:font-weight-complex="bold"/>
    </style:style>
    <style:style style:name="P36" style:family="paragraph" style:parent-style-name="PSDS_20_-_20_Corpo_20_de_20_Texto">
      <style:paragraph-properties fo:margin-left="0.688cm" fo:margin-right="0cm" fo:text-align="justify" style:justify-single-word="false" fo:text-indent="0cm" style:auto-text-indent="false"/>
      <style:text-properties fo:language="pt" fo:country="BR" officeooo:rsid="0007045c" officeooo:paragraph-rsid="0007045c"/>
    </style:style>
    <style:style style:name="P37" style:family="paragraph" style:parent-style-name="PSDS_20_-_20_Corpo_20_de_20_Texto">
      <style:paragraph-properties fo:margin-left="0.688cm" fo:margin-right="0cm" fo:text-align="justify" style:justify-single-word="false" fo:text-indent="0cm" style:auto-text-indent="false"/>
      <style:text-properties fo:language="pt" fo:country="BR" officeooo:rsid="002600a7" officeooo:paragraph-rsid="002600a7"/>
    </style:style>
    <style:style style:name="P38" style:family="paragraph" style:parent-style-name="PSDS_20_-_20_Corpo_20_de_20_Texto">
      <style:paragraph-properties fo:margin-left="1.27cm" fo:margin-right="0cm" fo:text-align="justify" style:justify-single-word="false" fo:text-indent="0cm" style:auto-text-indent="false"/>
      <style:text-properties fo:language="pt" fo:country="BR"/>
    </style:style>
    <style:style style:name="P39" style:family="paragraph" style:parent-style-name="PSDS_20_-_20_Corpo_20_de_20_Texto">
      <style:paragraph-properties fo:margin-left="1.27cm" fo:margin-right="0cm" fo:text-align="justify" style:justify-single-word="false" fo:text-indent="0cm" style:auto-text-indent="false"/>
      <style:text-properties fo:color="#0000ff" fo:language="pt" fo:country="BR"/>
    </style:style>
    <style:style style:name="P40" style:family="paragraph" style:parent-style-name="Standard">
      <style:paragraph-properties fo:text-align="center" style:justify-single-word="false"/>
      <style:text-properties style:font-name="Arial" fo:language="pt" fo:country="BR" officeooo:rsid="0012c219" officeooo:paragraph-rsid="0012c219"/>
    </style:style>
    <style:style style:name="P41" style:family="paragraph" style:parent-style-name="Table_20_Contents">
      <style:paragraph-properties fo:text-align="center" style:justify-single-word="false"/>
      <style:text-properties style:font-name="Arial" fo:language="pt" fo:country="BR" officeooo:rsid="0012c219" officeooo:paragraph-rsid="0012c219"/>
    </style:style>
    <style:style style:name="P42" style:family="paragraph" style:parent-style-name="Table_20_Contents">
      <style:paragraph-properties fo:text-align="center" style:justify-single-word="false"/>
      <style:text-properties style:font-name="Arial" fo:language="pt" fo:country="BR"/>
    </style:style>
    <style:style style:name="P43" style:family="paragraph" style:parent-style-name="Table_20_Contents">
      <style:paragraph-properties fo:text-align="center" style:justify-single-word="false"/>
      <style:text-properties style:font-name="Arial" officeooo:rsid="0021860a" officeooo:paragraph-rsid="0021860a"/>
    </style:style>
    <style:style style:name="P44" style:family="paragraph" style:parent-style-name="List_20_Paragraph">
      <style:paragraph-properties fo:margin-left="0cm" fo:margin-right="0cm" fo:text-align="center" style:justify-single-word="false" fo:text-indent="0cm" style:auto-text-indent="false"/>
      <style:text-properties style:font-name="Arial" fo:language="pt" fo:country="BR" officeooo:rsid="0009f6b2" officeooo:paragraph-rsid="000b9472" style:font-name-complex="Arial1"/>
    </style:style>
    <style:style style:name="P45" style:family="paragraph" style:parent-style-name="Table_20_Contents" style:list-style-name="L3">
      <style:paragraph-properties fo:text-align="start" style:justify-single-word="false"/>
      <style:text-properties style:font-name="Arial" fo:language="pt" fo:country="BR" officeooo:rsid="00134cdb" officeooo:paragraph-rsid="00134cdb" style:language-complex="ar" style:country-complex="SA"/>
    </style:style>
    <style:style style:name="P46" style:family="paragraph" style:parent-style-name="Table_20_Contents" style:list-style-name="L4">
      <style:paragraph-properties fo:text-align="start" style:justify-single-word="false"/>
      <style:text-properties style:font-name="Arial" fo:language="pt" fo:country="BR" officeooo:rsid="00154bd5" officeooo:paragraph-rsid="00154bd5"/>
    </style:style>
    <style:style style:name="P47" style:family="paragraph" style:parent-style-name="Table_20_Contents" style:list-style-name="L4">
      <style:paragraph-properties fo:text-align="start" style:justify-single-word="false"/>
      <style:text-properties style:font-name="Arial" fo:language="pt" fo:country="BR" officeooo:rsid="001da3cd" officeooo:paragraph-rsid="001da3cd"/>
    </style:style>
    <style:style style:name="P48" style:family="paragraph" style:parent-style-name="Table_20_Contents" style:list-style-name="L5">
      <style:paragraph-properties fo:text-align="start" style:justify-single-word="false"/>
      <style:text-properties style:font-name="Arial" fo:language="pt" fo:country="BR" officeooo:rsid="001698bf" officeooo:paragraph-rsid="001698bf"/>
    </style:style>
    <style:style style:name="P49" style:family="paragraph" style:parent-style-name="Table_20_Contents" style:list-style-name="L5">
      <style:paragraph-properties fo:text-align="start" style:justify-single-word="false"/>
      <style:text-properties style:font-name="Arial" fo:language="pt" fo:country="BR" officeooo:rsid="0016cb40" officeooo:paragraph-rsid="0016cb40"/>
    </style:style>
    <style:style style:name="P50" style:family="paragraph" style:parent-style-name="Table_20_Contents" style:list-style-name="L5">
      <style:paragraph-properties fo:text-align="start" style:justify-single-word="false"/>
      <style:text-properties style:font-name="Arial" fo:language="pt" fo:country="BR" officeooo:rsid="0018c7bc" officeooo:paragraph-rsid="0018c7bc"/>
    </style:style>
    <style:style style:name="P51" style:family="paragraph" style:parent-style-name="Table_20_Contents" style:list-style-name="L6">
      <style:paragraph-properties fo:text-align="start" style:justify-single-word="false"/>
      <style:text-properties style:font-name="Arial" fo:language="pt" fo:country="BR" officeooo:rsid="0019a940" officeooo:paragraph-rsid="0019a940"/>
    </style:style>
    <style:style style:name="P52" style:family="paragraph" style:parent-style-name="Table_20_Contents" style:list-style-name="L6">
      <style:paragraph-properties fo:text-align="start" style:justify-single-word="false"/>
      <style:text-properties style:font-name="Arial" fo:language="pt" fo:country="BR" officeooo:rsid="001b3a53" officeooo:paragraph-rsid="001b3a53"/>
    </style:style>
    <style:style style:name="P53" style:family="paragraph" style:parent-style-name="PSDS_20_-_20_Corpo_20_de_20_Texto" style:master-page-name="Standard">
      <style:paragraph-properties style:page-number="auto"/>
      <style:text-properties fo:language="pt" fo:country="BR"/>
    </style:style>
    <style:style style:name="P54" style:family="paragraph" style:parent-style-name="PSDS_20_-_20_Corpo_20_de_20_Texto" style:master-page-name="Converter_20_1">
      <style:paragraph-properties style:page-number="auto" fo:break-before="page"/>
      <style:text-properties fo:language="pt" fo:country="BR"/>
    </style:style>
    <style:style style:name="P55" style:family="paragraph" style:parent-style-name="PSDS_20_-_20_Corpo_20_de_20_Texto" style:list-style-name="L1">
      <style:paragraph-properties fo:text-align="justify" style:justify-single-word="false"/>
      <style:text-properties fo:language="pt" fo:country="BR" officeooo:rsid="000dd72b" officeooo:paragraph-rsid="000dd72b"/>
    </style:style>
    <style:style style:name="P56" style:family="paragraph" style:parent-style-name="PSDS_20_-_20_Corpo_20_de_20_Texto" style:list-style-name="L2">
      <style:paragraph-properties fo:text-align="justify" style:justify-single-word="false"/>
      <style:text-properties fo:language="pt" fo:country="BR" officeooo:paragraph-rsid="000e7928"/>
    </style:style>
    <style:style style:name="P57" style:family="paragraph" style:parent-style-name="PSDS_20_-_20_Corpo_20_de_20_Texto" style:list-style-name="L2">
      <style:paragraph-properties fo:text-align="justify" style:justify-single-word="false"/>
      <style:text-properties fo:language="pt" fo:country="BR" officeooo:rsid="001000c7" officeooo:paragraph-rsid="001000c7"/>
    </style:style>
    <style:style style:name="P58" style:family="paragraph" style:parent-style-name="PSDS_20_-_20_Corpo_20_de_20_Texto" style:list-style-name="L2">
      <style:paragraph-properties fo:text-align="justify" style:justify-single-word="false"/>
      <style:text-properties fo:language="pt" fo:country="BR" officeooo:rsid="001bec1d" officeooo:paragraph-rsid="001bec1d"/>
    </style:style>
    <style:style style:name="P59" style:family="paragraph" style:parent-style-name="PSDS_20_-_20_Corpo_20_de_20_Texto">
      <style:paragraph-properties fo:margin-left="0.635cm" fo:margin-right="0cm" fo:text-align="justify" style:justify-single-word="false" fo:text-indent="0cm" style:auto-text-indent="false"/>
      <style:text-properties fo:language="pt" fo:country="BR"/>
    </style:style>
    <style:style style:name="P60" style:family="paragraph" style:parent-style-name="PSDS_20_-_20_Marcadores_20_1">
      <style:text-properties fo:language="pt" fo:country="BR"/>
    </style:style>
    <style:style style:name="P61" style:family="paragraph" style:parent-style-name="PSDS_20_-_20_Marcadores_20_1">
      <style:paragraph-properties fo:margin-left="0cm" fo:margin-right="0cm" fo:text-align="justify" style:justify-single-word="false" fo:text-indent="0cm" style:auto-text-indent="false"/>
      <style:text-properties fo:language="pt" fo:country="BR"/>
    </style:style>
    <style:style style:name="P62" style:family="paragraph" style:parent-style-name="PSDS_20_-_20_Marcadores_20_1">
      <style:paragraph-properties fo:margin-left="0cm" fo:margin-right="0cm" fo:text-align="justify" style:justify-single-word="false" fo:keep-together="always" fo:text-indent="0cm" style:auto-text-indent="false" fo:keep-with-next="always"/>
      <style:text-properties fo:language="pt" fo:country="BR" officeooo:paragraph-rsid="0007045c"/>
    </style:style>
    <style:style style:name="P63" style:family="paragraph" style:parent-style-name="PSDS_20_-_20_Marcadores_20_2">
      <style:paragraph-properties fo:margin-left="0.635cm" fo:margin-right="0cm" fo:text-align="justify" style:justify-single-word="false" fo:text-indent="0cm" style:auto-text-indent="false"/>
      <style:text-properties fo:language="pt" fo:country="BR"/>
    </style:style>
    <style:style style:name="T1" style:family="text">
      <style:text-properties officeooo:rsid="0007045c"/>
    </style:style>
    <style:style style:name="T2" style:family="text">
      <style:text-properties style:font-name-complex="Arial"/>
    </style:style>
    <style:style style:name="T3" style:family="text">
      <style:text-properties fo:font-size="10pt" fo:language="pt" fo:country="BR" fo:font-weight="bold" style:font-size-asian="10pt" style:font-weight-asian="bold" style:font-name-complex="Arial" style:font-weight-complex="bold"/>
    </style:style>
    <style:style style:name="T4" style:family="text">
      <style:text-properties fo:language="pt" fo:country="BR"/>
    </style:style>
    <style:style style:name="T5" style:family="text">
      <style:text-properties fo:font-weight="bold" style:font-weight-asian="bold" style:font-weight-complex="bold"/>
    </style:style>
    <style:style style:name="T6" style:family="text">
      <style:text-properties fo:color="#0000ff"/>
    </style:style>
    <style:style style:name="T7" style:family="text">
      <style:text-properties fo:color="#0000ff" fo:font-weight="normal" style:font-weight-asian="normal" style:font-weight-complex="normal"/>
    </style:style>
    <style:style style:name="T8" style:family="text">
      <style:text-properties fo:color="#0000ff" fo:font-style="italic" style:font-style-asian="italic" style:font-style-complex="italic"/>
    </style:style>
    <style:style style:name="T9" style:family="text">
      <style:text-properties fo:color="#0000ff" fo:font-style="italic" style:font-style-asian="italic" style:font-style-complex="italic" style:font-weight-complex="bold"/>
    </style:style>
    <style:style style:name="T10" style:family="text">
      <style:text-properties fo:color="#0000ff" fo:font-style="normal" style:font-style-asian="normal" style:font-style-complex="normal"/>
    </style:style>
    <style:style style:name="T11" style:family="text">
      <style:text-properties fo:color="#0000ff" style:font-weight-complex="bold"/>
    </style:style>
    <style:style style:name="T12" style:family="text">
      <style:text-properties fo:font-style="italic" style:font-style-asian="italic" style:font-style-complex="italic"/>
    </style:style>
    <style:style style:name="T13" style:family="text">
      <style:text-properties officeooo:rsid="0009fdc6"/>
    </style:style>
    <style:style style:name="T14" style:family="text">
      <style:text-properties officeooo:rsid="000dd72b"/>
    </style:style>
    <style:style style:name="T15" style:family="text">
      <style:text-properties fo:background-color="transparent" loext:char-shading-value="0"/>
    </style:style>
    <style:style style:name="T16" style:family="text">
      <style:text-properties officeooo:rsid="000e7928" fo:background-color="transparent" loext:char-shading-value="0"/>
    </style:style>
    <style:style style:name="T17" style:family="text">
      <style:text-properties officeooo:rsid="001a8a46" fo:background-color="transparent" loext:char-shading-value="0"/>
    </style:style>
    <style:style style:name="T18" style:family="text">
      <style:text-properties officeooo:rsid="001df610" fo:background-color="transparent" loext:char-shading-value="0"/>
    </style:style>
    <style:style style:name="T19" style:family="text">
      <style:text-properties officeooo:rsid="001e24f8" fo:background-color="transparent" loext:char-shading-value="0"/>
    </style:style>
    <style:style style:name="T20" style:family="text">
      <style:text-properties officeooo:rsid="00241601" fo:background-color="transparent" loext:char-shading-value="0"/>
    </style:style>
    <style:style style:name="T21" style:family="text">
      <style:text-properties officeooo:rsid="000d7185"/>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able:table table:name="Tabela1" table:style-name="Tabela1">
        <table:table-column table:style-name="Tabela1.A"/>
        <table:table-row table:style-name="Tabela1.1">
          <table:table-cell table:style-name="Tabela1.A1" office:value-type="string">
            <text:p text:style-name="P25">Histórico de Versões</text:p>
          </table:table-cell>
        </table:table-row>
      </table:table>
      <text:p text:style-name="P10"/>
      <text:p text:style-name="P10"/>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13">Data</text:p>
          </table:table-cell>
          <table:table-cell table:style-name="Tabela2.A1" office:value-type="string">
            <text:p text:style-name="P13">Versão</text:p>
          </table:table-cell>
          <table:table-cell table:style-name="Tabela2.A1" office:value-type="string">
            <text:p text:style-name="P13">Descrição</text:p>
          </table:table-cell>
          <table:table-cell table:style-name="Tabela2.A1" office:value-type="string">
            <text:p text:style-name="P13">Autor</text:p>
          </table:table-cell>
          <table:table-cell table:style-name="Tabela2.A1" office:value-type="string">
            <text:p text:style-name="P13">Revisor</text:p>
          </table:table-cell>
          <table:table-cell table:style-name="Tabela2.F1" office:value-type="string">
            <text:p text:style-name="P13">Aprovado por</text:p>
          </table:table-cell>
        </table:table-row>
        <table:table-row table:style-name="Tabela2.1">
          <table:table-cell table:style-name="Tabela2.A9" office:value-type="string">
            <text:p text:style-name="P11">23/03/2018</text:p>
          </table:table-cell>
          <table:table-cell table:style-name="Tabela2.B9" office:value-type="string">
            <text:p text:style-name="P11">1.0</text:p>
          </table:table-cell>
          <table:table-cell table:style-name="Tabela2.C9" office:value-type="string">
            <text:p text:style-name="P11">Preenchimento do documento</text:p>
          </table:table-cell>
          <table:table-cell table:style-name="Tabela2.D9" office:value-type="string">
            <text:p text:style-name="P11">Anderson</text:p>
          </table:table-cell>
          <table:table-cell table:style-name="Tabela2.E9" office:value-type="string">
            <text:p text:style-name="P11">Everton</text:p>
          </table:table-cell>
          <table:table-cell table:style-name="Tabela2.F3" office:value-type="string">
            <text:p text:style-name="P11">Everton</text:p>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3"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
      <text:p text:style-name="P33"/>
      <table:table table:name="Tabela3" table:style-name="Tabela3">
        <table:table-column table:style-name="Tabela3.A"/>
        <table:table-row table:style-name="Tabela3.1">
          <table:table-cell table:style-name="Tabela3.A1" office:value-type="string">
            <text:p text:style-name="P26">Índice</text:p>
          </table:table-cell>
        </table:table-row>
      </table:table>
      <text:p text:style-name="P21"/>
      <text:p text:style-name="P21"/>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SDS_20_-_20_Titulo"/>
          </text:index-source-styles>
          <text:index-source-styles text:outline-level="2">
            <text:index-source-style text:style-name="PSDS_20_-_20_Marcadores_20_1"/>
          </text:index-source-styles>
          <text:index-source-styles text:outline-level="3">
            <text:index-source-style text:style-name="PSDS_20_-_20_Marcadores_20_2"/>
          </text:index-source-styles>
        </text:table-of-content-source>
        <text:index-body>
          <text:p text:style-name="P22">Histórico de Versões<text:tab/>1</text:p>
          <text:p text:style-name="P22">Índice<text:tab/>2</text:p>
          <text:p text:style-name="P22">Documento de Arquitetura de Software<text:tab/>3</text:p>
          <text:p text:style-name="P23">1.Objetivo do Documento<text:tab/>3</text:p>
          <text:p text:style-name="P23">2.Objetivos e Restrições da Arquitetura<text:tab/>3</text:p>
          <text:p text:style-name="P23">3.Elementos Arquiteturalmente Significativos<text:tab/>5</text:p>
          <text:p text:style-name="P23">4.Descrição da Arquitetura<text:tab/>5</text:p>
          <text:p text:style-name="P24">4.1.Camadas e Subsistemas<text:tab/>5</text:p>
          <text:p text:style-name="P24">4.2.Padrões e Mecanismos Arquiteturais<text:tab/>9</text:p>
          <text:p text:style-name="P24">4.3.Topologia<text:tab/>13</text:p>
          <text:p text:style-name="P24">4.4.&lt;Visão de Implementação&gt;<text:tab/>15</text:p>
          <text:p text:style-name="P24">4.5.Outras Visões<text:tab/>17</text:p>
          <text:p text:style-name="P23">5.Decisões e Justificativas<text:tab/>17</text:p>
        </text:index-body>
      </text:table-of-content>
      <text:section text:style-name="Sect2" text:name="Seção1">
        <text:p text:style-name="P18"/>
        <text:p text:style-name="P10"/>
        <text:p text:style-name="P54"/>
        <table:table table:name="Tabela4" table:style-name="Tabela4">
          <table:table-column table:style-name="Tabela4.A"/>
          <table:table-row table:style-name="Tabela4.1">
            <table:table-cell table:style-name="Tabela4.A1" office:value-type="string">
              <text:p text:style-name="P26">Documento de Arquitetura de Software</text:p>
            </table:table-cell>
          </table:table-row>
        </table:table>
        <text:p text:style-name="P10"><text:s/></text:p>
        <text:p text:style-name="P19"/>
        <text:list xml:id="list1363584867648986459" text:style-name="WW8Num1">
          <text:list-item>
            <text:p text:style-name="P60">Objetivo do Documento</text:p>
          </text:list-item>
        </text:list>
        <text:p text:style-name="P28"/>
        <text:p text:style-name="P29"><text:span text:style-name="T13">Um pouco sobre documentação s</text:span>egundo Steuart Henderson Britt, "<text:span text:style-name="T12">Fazer negócios sem publicidade ou projetar uma arquitetura sem documentar, é como piscar para uma garota no escuro. Você sabe que está fazendo, mas ninguém mais sabe."</text:span></text:p>
        <text:p text:style-name="P28"/>
        <text:p text:style-name="P28">O Documento de Arquitetura de Software provê uma visão geral da arquitetura através de diferentes tipos de visões para descrever os diferentes aspectos do sistema.</text:p>
        <text:p text:style-name="P28"/>
        <text:list xml:id="list192753107136296" text:continue-numbering="true" text:style-name="WW8Num1">
          <text:list-item>
            <text:p text:style-name="P61">Objetivos e Restrições da Arquitetura</text:p>
          </text:list-item>
        </text:list>
        <text:p text:style-name="P28"/>
        <text:p text:style-name="P30">Nosso objetivo é desenvolver um produto de software que deve ser acessado via web nos sistemas operacionais Windows 10 e Linux Debian 9 e apenas nos navegadores Chrome&lt;Versão&gt;, Firefox&lt;Versão&gt; e Chromium&lt;Versão&gt;, <text:span text:style-name="T14">utilizando as tecnologias:</text:span></text:p>
        <text:p text:style-name="P30"/>
        <text:list xml:id="list3338533786922754492" text:style-name="L1">
          <text:list-item>
            <text:p text:style-name="P55">JDK 1.8</text:p>
          </text:list-item>
          <text:list-item>
            <text:p text:style-name="P55">Wildfly</text:p>
          </text:list-item>
          <text:list-item>
            <text:p text:style-name="P55">Hibernate</text:p>
          </text:list-item>
          <text:list-item>
            <text:p text:style-name="P55">Rest</text:p>
          </text:list-item>
          <text:list-item>
            <text:p text:style-name="P55">HTML5</text:p>
          </text:list-item>
          <text:list-item>
            <text:p text:style-name="P55">CSS3</text:p>
          </text:list-item>
        </text:list>
        <text:p text:style-name="P30"/>
        <text:p text:style-name="P31"><text:span text:style-name="T15">As </text:span><text:span text:style-name="T16">principais </text:span><text:span text:style-name="T15">restrições </text:span><text:span text:style-name="T16">são </text:span></text:p>
        <text:p text:style-name="P32"/>
        <text:list xml:id="list4571678270022539732" text:style-name="L2">
          <text:list-item>
            <text:p text:style-name="P56"><text:span text:style-name="T16">a</text:span><text:span text:style-name="T20">lgum ambiente ou configuracao especial, como rest como configura o rest ou se usa , restrição da estrutura , se tem algo especial</text:span></text:p>
          </text:list-item>
          <text:list-item>
            <text:p text:style-name="P57"><text:span text:style-name="T16">P</text:span><text:span text:style-name="T15">romover um ambiente de desenvolvimento que </text:span><text:span text:style-name="T17">funcione nos</text:span><text:span text:style-name="T15"> dois sistemas operacionais.</text:span></text:p>
          </text:list-item>
          <text:list-item>
            <text:p text:style-name="P58"><text:span text:style-name="T18">O </text:span><text:span text:style-name="T15">sistema </text:span><text:span text:style-name="T19">será </text:span><text:span text:style-name="T15">alimentado com os dados cadastrais externos.</text:span></text:p>
          </text:list-item>
        </text:list>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0">Principais aspectos do sistema</text:p>
        <text:p text:style-name="P17"/>
        <table:table table:name="Tabela9" table:style-name="Tabela9">
          <table:table-column table:style-name="Tabela9.A"/>
          <table:table-column table:style-name="Tabela9.B"/>
          <table:table-row>
            <table:table-cell table:style-name="Tabela9.A1" office:value-type="string">
              <text:p text:style-name="P41">Aspecto</text:p>
            </table:table-cell>
            <table:table-cell table:style-name="Tabela9.B1" office:value-type="string">
              <text:p text:style-name="P40">Descrição</text:p>
            </table:table-cell>
          </table:table-row>
          <table:table-row>
            <table:table-cell table:style-name="Tabela9.A2" office:value-type="string">
              <text:p text:style-name="P44">Acessar o sistema via navegador.</text:p>
            </table:table-cell>
            <table:table-cell table:style-name="Tabela9.B5" office:value-type="string">
              <text:list xml:id="list4449296030045010465" text:style-name="L3">
                <text:list-item>
                  <text:p text:style-name="P45">Possuir acesso via navegador, em endereço específico.</text:p>
                </text:list-item>
              </text:list>
            </table:table-cell>
          </table:table-row>
          <table:table-row>
            <table:table-cell table:style-name="Tabela9.A2" office:value-type="string">
              <text:p text:style-name="P42">Login e senha</text:p>
            </table:table-cell>
            <table:table-cell table:style-name="Tabela9.B5" office:value-type="string">
              <text:list xml:id="list311427234289078670" text:style-name="L4">
                <text:list-item>
                  <text:p text:style-name="P46">Os usuários devem possuir login e senha previamente cadastrados.</text:p>
                </text:list-item>
                <text:list-item>
                  <text:p text:style-name="P46">Os usuários podem alterar a senha quando quiserem.</text:p>
                </text:list-item>
                <text:list-item>
                  <text:p text:style-name="P46">Os usuários devem possuir um limite de tempo para ficar logado e ocioso.</text:p>
                </text:list-item>
                <text:list-item>
                  <text:p text:style-name="P47">O sistema deve mostrar qual usuário está logado.</text:p>
                </text:list-item>
                <text:list-item>
                  <text:p text:style-name="P47">O sistema deve mostrar <text:s/>quando o usuário logou</text:p>
                </text:list-item>
                <text:list-item>
                  <text:p text:style-name="P47">O sistema deve mostrar quantas vezes o usuário logou, contador. </text:p>
                </text:list-item>
              </text:list>
            </table:table-cell>
          </table:table-row>
          <table:table-row>
            <table:table-cell table:style-name="Tabela9.A2" office:value-type="string">
              <text:p text:style-name="P42">Menu </text:p>
            </table:table-cell>
            <table:table-cell table:style-name="Tabela9.B5" office:value-type="string">
              <text:list xml:id="list6733954426041075017" text:style-name="L5">
                <text:list-item>
                  <text:p text:style-name="P48">O menu deve estar posicionado no canto superior direito.</text:p>
                </text:list-item>
                <text:list-item>
                  <text:p text:style-name="P48">O menu deve possuir os seguintes atalhos para o usuário candidato:</text:p>
                  <text:list>
                    <text:list-item>
                      <text:p text:style-name="P48">Verificar Vagas</text:p>
                    </text:list-item>
                    <text:list-item>
                      <text:p text:style-name="P48">Verificar processos em andamento</text:p>
                    </text:list-item>
                    <text:list-item>
                      <text:p text:style-name="P48">Histórico</text:p>
                    </text:list-item>
                    <text:list-item>
                      <text:p text:style-name="P48">Alterar dados</text:p>
                    </text:list-item>
                  </text:list>
                </text:list-item>
                <text:list-item>
                  <text:p text:style-name="P49">O menu deve possuir os seguintes atalhos para o usuário recrutador:</text:p>
                  <text:list>
                    <text:list-item>
                      <text:p text:style-name="P50">Cadastrar vagas</text:p>
                    </text:list-item>
                    <text:list-item>
                      <text:p text:style-name="P50">Gerenciar vagas em aberto.</text:p>
                    </text:list-item>
                    <text:list-item>
                      <text:p text:style-name="P50">Histórico de processos seletivos.</text:p>
                    </text:list-item>
                    <text:list-item>
                      <text:p text:style-name="P50">Alterar dados.</text:p>
                    </text:list-item>
                  </text:list>
                </text:list-item>
              </text:list>
            </table:table-cell>
          </table:table-row>
          <table:table-row>
            <table:table-cell table:style-name="Tabela9.A2" office:value-type="string">
              <text:p text:style-name="P42">Cabeçalho <text:span text:style-name="T21">Personalizável</text:span></text:p>
            </table:table-cell>
            <table:table-cell table:style-name="Tabela9.B5" office:value-type="string">
              <text:list xml:id="list1352724145502101998" text:style-name="L6">
                <text:list-item>
                  <text:p text:style-name="P51">Deve ser permitido a alteração do template do cabeçalho nos seguintes itens:</text:p>
                  <text:list>
                    <text:list-item>
                      <text:p text:style-name="P51">Alteração do nome da empresa.</text:p>
                    </text:list-item>
                    <text:list-item>
                      <text:p text:style-name="P51">Alteração da logomarca da empresa.</text:p>
                    </text:list-item>
                  </text:list>
                </text:list-item>
              </text:list>
            </table:table-cell>
          </table:table-row>
          <table:table-row>
            <table:table-cell table:style-name="Tabela9.A2" office:value-type="string">
              <text:p text:style-name="P42">Rodapé personalizável</text:p>
            </table:table-cell>
            <table:table-cell table:style-name="Tabela9.B6" office:value-type="string">
              <text:list xml:id="list192752693026171" text:continue-numbering="true" text:style-name="L6">
                <text:list-item>
                  <text:p text:style-name="P51">Deve ser permitido a alteração do template do rodapé nos seguintes itens:</text:p>
                </text:list-item>
                <text:list-item>
                  <text:p text:style-name="P52">Alteração do ano do Copyright automaticamente.</text:p>
                </text:list-item>
                <text:list-item>
                  <text:p text:style-name="P52">Alteração do nome da empresa.</text:p>
                </text:list-item>
              </text:list>
            </table:table-cell>
          </table:table-row>
        </table:table>
        <text:p text:style-name="P14"/>
        <text:p text:style-name="P15"><text:tab/></text:p>
        <text:p text:style-name="P34">&lt;Descreve os objetivos e as restrições para a definição da arquitetura, apresentando os principais aspectos da aplicação. Deve indicar também os Requisitos Significativos através de diagramas ou listagem textual. Estes requisitos desempenham um papel importante na elaboração do sistema e normalmente apresentam restrições e/ou necessidades arquiteturais.&gt;</text:p>
        <text:p text:style-name="P35"/>
        <text:p text:style-name="P38"><text:span text:style-name="T5">Documentação:</text:span><text:span text:style-name="T7">&lt;I</text:span><text:span text:style-name="T6">nsira aqui as documentações e as imagens dos diagramas de caso de uso contidos na pasta </text:span><text:span text:style-name="T8">Elementos do Modelo Arquiteturalmente Significativos, </text:span><text:span text:style-name="T10">dentro do </text:span><text:span text:style-name="T8">Modelo de Requisitos, </text:span><text:span text:style-name="T10">que se encontra dentro de </text:span><text:span text:style-name="T8">Use Case View</text:span><text:span text:style-name="T10"> </text:span><text:span text:style-name="T6">&gt;</text:span></text:p>
        <text:p text:style-name="P39"/>
        <text:p text:style-name="P39"/>
        <text:p text:style-name="P39"/>
        <text:p text:style-name="P39"/>
        <text:p text:style-name="P27"/>
        <text:list xml:id="list192753729567534" text:continue-list="list192753107136296" text:style-name="WW8Num1">
          <text:list-item>
            <text:p text:style-name="P62"><text:soft-page-break/>Elementos Arquiteturalmente Significativos</text:p>
          </text:list-item>
        </text:list>
        <text:p text:style-name="P34"/>
        <text:p text:style-name="P36">As principal interface será a Web</text:p>
        <text:p text:style-name="P36"/>
        <text:p text:style-name="P37">desenho ou uma descricao de como funciona o sistema, servidor web</text:p>
        <text:p text:style-name="P36"/>
        <text:p text:style-name="P34">&lt;Descreve as principais interfaces e componentes da solução, registrando também a presença ou ausência de mecanismos arquiteturais inovadores (arquitetura crítica). Quando necessário, indicar necessidade de prototipação e/ou gestão de riscos arquiteturais.&gt;</text:p>
        <text:p text:style-name="P10"/>
        <text:list xml:id="list192753414610581" text:continue-numbering="true" text:style-name="WW8Num1">
          <text:list-item>
            <text:p text:style-name="P61">Descrição da Arquitetura</text:p>
          </text:list-item>
        </text:list>
        <text:p text:style-name="P28"/>
        <text:p text:style-name="P28">&lt;Descreve as camadas, mecanismos e outras abstrações da arquitetura que se julguem necessárias.&gt;</text:p>
        <text:p text:style-name="P28"/>
        <text:list xml:id="list192752252009956" text:continue-numbering="true" text:style-name="WW8Num1">
          <text:list-item>
            <text:list>
              <text:list-item>
                <text:p text:style-name="P63">Camadas e Subsistemas</text:p>
              </text:list-item>
            </text:list>
          </text:list-item>
        </text:list>
        <text:p text:style-name="P10"/>
        <text:p text:style-name="P28">&lt;Apresenta as camadas lógicas da aplicação e os subsistemas ou módulos definidos.&gt;<text:line-break/><text:line-break/><text:span text:style-name="T5">Documentação:</text:span><text:span text:style-name="T6">&lt;Insira aqui as documentações e as imagens dos diagramas de classe contidos nas pastas </text:span><text:span text:style-name="T8">Camadas, Subsistemas e Pacotes</text:span><text:span text:style-name="T10">. Essas pastas se encontram situadas debaixo das pastas</text:span><text:span text:style-name="T8"> 04 - Elementos do Modelo Arquiteturalmente Significativos</text:span><text:span text:style-name="T10">, dentro do </text:span><text:span text:style-name="T8">Modelo de Projeto</text:span><text:span text:style-name="T10"> e/ou do </text:span><text:span text:style-name="T8">Modelo de Análise</text:span><text:span text:style-name="T6">&gt;</text:span></text:p>
        <text:p text:style-name="P28"/>
        <text:p text:style-name="P28"/>
        <text:list xml:id="list192752618150438" text:continue-numbering="true" text:style-name="WW8Num1">
          <text:list-item>
            <text:list>
              <text:list-item>
                <text:p text:style-name="P63">Padrões e Mecanismos Arquiteturais</text:p>
              </text:list-item>
            </text:list>
          </text:list-item>
        </text:list>
        <text:p text:style-name="P10"/>
        <text:p text:style-name="P34">&lt;Apresenta os mecanismos de análise e projeto, regras de modelagem, estereótipos e padrões comportamentais da arquitetura&gt;</text:p>
        <text:p text:style-name="P34"/>
        <text:p text:style-name="P28"><text:span text:style-name="T5">Documentação:</text:span><text:span text:style-name="T7">&lt;I</text:span><text:span text:style-name="T6">nsira aqui as documentações e as imagens dos diagramas de interação contidos nas pastas </text:span><text:span text:style-name="T8">Padrões Comportamentais Importantes</text:span><text:span text:style-name="T10">. Essas pastas se encontram situadas debaixo das pastas</text:span><text:span text:style-name="T8"> 04 - Elementos do Modelo Arquiteturalmente Significativos</text:span><text:span text:style-name="T10">, dentro do </text:span><text:span text:style-name="T8">Modelo de Projeto</text:span><text:span text:style-name="T10"> e/ou do </text:span><text:span text:style-name="T8">Modelo de Análise</text:span><text:span text:style-name="T6">&gt;</text:span></text:p>
        <text:p text:style-name="P34"/>
        <text:list xml:id="list192751750090815" text:continue-numbering="true" text:style-name="WW8Num1">
          <text:list-item>
            <text:list>
              <text:list-item>
                <text:p text:style-name="P63">Topologia</text:p>
              </text:list-item>
            </text:list>
          </text:list-item>
        </text:list>
        <text:p text:style-name="P34"/>
        <text:p text:style-name="P34">&lt;Apresenta o diagrama geral de implantação.&gt;</text:p>
        <text:p text:style-name="P34"/>
        <text:p text:style-name="P27"><text:span text:style-name="T5">Documentação:</text:span><text:span text:style-name="T11">&lt;Insira aqui a documentação e a imagem do diagrama de implantação (</text:span><text:span text:style-name="T9">deployment diagram</text:span><text:span text:style-name="T11">)&gt;</text:span></text:p>
        <text:p text:style-name="P27"/>
        <text:p text:style-name="P34"/>
        <text:list xml:id="list192753804364366" text:continue-numbering="true" text:style-name="WW8Num1">
          <text:list-item>
            <text:list>
              <text:list-item>
                <text:p text:style-name="P63">&lt;Visão de Implementação&gt;</text:p>
              </text:list-item>
            </text:list>
          </text:list-item>
        </text:list>
        <text:p text:style-name="P34"/>
        <text:p text:style-name="P34">&lt;Esta seção é opcional e descreve os principais componentes do software a serem implantados e suas relações de dependência.&gt;</text:p>
        <text:p text:style-name="P28"/>
        <text:p text:style-name="P27"><text:span text:style-name="T5">Documentação:</text:span><text:span text:style-name="T6">&lt;Insira aqui a documentação e a imagem do diagrama de componentes&gt;</text:span></text:p>
        <text:p text:style-name="P34"/>
        <text:list xml:id="list192752141396304" text:continue-numbering="true" text:style-name="WW8Num1">
          <text:list-item>
            <text:list>
              <text:list-item>
                <text:p text:style-name="P63">Outras Visões</text:p>
              </text:list-item>
            </text:list>
          </text:list-item>
        </text:list>
        <text:p text:style-name="P34"/>
        <text:p text:style-name="P28">&lt;Apresenta outras abstrações da arquitetura que se julguem necessárias, como visão de processos concorrentes, visão de dados, etc&gt;</text:p>
        <text:p text:style-name="P28"/>
        <text:list xml:id="list192752501576780" text:continue-numbering="true" text:style-name="WW8Num1">
          <text:list-item>
            <text:p text:style-name="P61"><text:soft-page-break/>Decisões e Justificativas</text:p>
          </text:list-item>
        </text:list>
        <text:p text:style-name="P28"/>
        <text:p text:style-name="P28">&lt;Descreve as principais decisões tomadas para a arquitetura e as justificativas para as escolhas dentre as alternativas consideradas.&gt;</text:p>
        <text:p text:style-name="P28"/>
        <text:p text:style-name="P2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Arial1"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margin-top="0.212cm" fo:margin-bottom="0cm" loext:contextual-spacing="false" style:line-height-at-least="0.423cm" fo:orphans="0" fo:widows="0" fo:hyphenation-ladder-count="no-limit">
        <style:tab-stops>
          <style:tab-stop style:position="7.62cm" style:type="center"/>
          <style:tab-stop style:position="15.24cm" style:type="right"/>
        </style:tab-stops>
      </style:paragraph-properties>
      <style:text-properties style:font-name="Arial" fo:font-family="Arial" style:font-family-generic="swiss" style:font-pitch="variable" fo:font-size="8pt" style:font-size-asian="8pt" style:font-size-complex="10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paragraph-properties fo:margin-left="0.353cm" fo:margin-right="0cm" fo:hyphenation-ladder-count="no-limit" fo:text-indent="-0.353cm" style:auto-text-indent="false"/>
      <style:text-properties style:font-size-complex="10pt" fo:hyphenate="false" fo:hyphenation-remain-char-count="2" fo:hyphenation-push-char-count="2"/>
    </style:style>
    <style:style style:name="Contents_20_2" style:display-name="Contents 2" style:family="paragraph" style:parent-style-name="Contents_20_1" style:next-style-name="Contents_20_1"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style:line-height-at-least="0.423cm" fo:orphans="0" fo:widows="0" fo:hyphenation-ladder-count="no-limit" fo:text-indent="0cm" style:auto-text-indent="false"/>
      <style:text-properties style:font-name="Arial" fo:font-family="Arial" style:font-family-generic="swiss" style:font-pitch="variable" style:font-size-complex="10pt" fo:hyphenate="false" fo:hyphenation-remain-char-count="2" fo:hyphenation-push-char-count="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o_20_de_20_comentário" style:display-name="Texto de comentário" style:family="paragraph" style:parent-style-name="Standard">
      <style:text-properties fo:font-size="10pt" style:font-size-asian="10pt" style:font-size-complex="10pt"/>
    </style:style>
    <style:style style:name="PSDS_20_-_20_Corpo_20_de_20_Texto" style:display-name="PSDS - Corpo de Texto" style:family="paragraph" style:parent-style-name="Standard">
      <style:paragraph-properties fo:hyphenation-ladder-count="no-limit"/>
      <style:text-properties style:font-name="Arial" fo:font-family="Arial" style:font-family-generic="swiss" style:font-pitch="variable" style:font-size-complex="10pt" fo:hyphenate="false" fo:hyphenation-remain-char-count="2" fo:hyphenation-push-char-count="2"/>
    </style:style>
    <style:style style:name="PSDS_20_-_20_Titulo" style:display-name="PSDS - Titulo" style:family="paragraph" style:parent-style-name="Standard">
      <style:paragraph-properties fo:margin-top="0.423cm" fo:margin-bottom="0.423cm" loext:contextual-spacing="false" fo:hyphenation-ladder-count="no-limit"/>
      <style:text-properties style:font-name="Arial" fo:font-family="Arial" style:font-family-generic="swiss" style:font-pitch="variable" fo:font-size="22pt" fo:font-weight="bold" style:font-size-asian="22pt" style:font-weight-asian="bold" style:font-name-complex="Arial" style:font-family-complex="Arial" style:font-family-generic-complex="swiss" style:font-pitch-complex="variable" style:font-size-complex="10pt" style:font-weight-complex="bold" fo:hyphenate="false" fo:hyphenation-remain-char-count="2" fo:hyphenation-push-char-count="2"/>
    </style:style>
    <style:style style:name="PSDS_20_-_20_Marcadores_20_1" style:display-name="PSDS - Marcadores 1" style:family="paragraph" style:parent-style-name="PSDS_20_-_20_Corpo_20_de_20_Texto" style:list-style-name="WW8Num1">
      <style:paragraph-properties fo:margin-left="0cm" fo:margin-right="0cm" fo:margin-top="0.071cm" fo:margin-bottom="0.071cm" loext:contextual-spacing="false" fo:text-indent="0cm" style:auto-text-indent="false"/>
      <style:text-properties fo:font-size="12pt" fo:font-weight="bold" style:font-size-asian="12pt" style:font-weight-asian="bold"/>
    </style:style>
    <style:style style:name="PSDS_20_-_20_Marcadores_20_2" style:display-name="PSDS - Marcadores 2" style:family="paragraph" style:parent-style-name="PSDS_20_-_20_Marcadores_20_1"/>
    <style:style style:name="Normal_20__28_Web_29_" style:display-name="Normal (Web)" style:family="paragraph" style:parent-style-name="Standard">
      <style:paragraph-properties fo:margin-top="0.176cm" fo:margin-bottom="0.21cm" loext:contextual-spacing="false"/>
      <style:text-properties style:font-name="Arial Unicode MS" fo:font-family="'Arial Unicode MS', Tahoma" style:font-family-generic="swiss" style:font-pitch="variable" fo:font-size="12pt" style:font-name-asian="Arial Unicode MS" style:font-family-asian="'Arial Unicode MS', Tahoma" style:font-family-generic-asian="swiss" style:font-pitch-asian="variable" style:font-size-asian="12pt" style:font-name-complex="Arial Unicode MS" style:font-family-complex="'Arial Unicode MS', Tahoma" style:font-family-generic-complex="swiss"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age_20_Number" style:display-name="Page Number" style:family="text" style:parent-style-name="WW-Fonte_20_parág._20_padrão"/>
    <style:style style:name="Internet_20_link" style:display-name="Internet link" style:family="text" style:parent-style-name="WW-Fonte_20_parág._20_padrão">
      <style:text-properties fo:color="#0000ff" style:text-underline-style="solid" style:text-underline-width="auto" style:text-underline-color="font-color"/>
    </style:style>
    <style:style style:name="WW8Num1z3" style:family="text">
      <style:text-properties fo:color="#000000" style:font-name="Arial" fo:font-family="Arial" style:font-family-generic="swiss" style:font-pitch="variable" fo:font-size="12pt" fo:font-style="normal" fo:font-weight="bold" style:font-size-asian="12pt" style:font-style-asian="normal" style:font-weight-asian="bold"/>
    </style:style>
    <style:style style:name="Fonte_20_parág._20_padrão" style:display-name="Fonte parág. padrão" style:family="text"/>
    <style:style style:name="Ref._20_de_20_comentário" style:display-name="Ref. de comentário" style:family="text" style:parent-style-name="Fonte_20_parág._20_padrão">
      <style:text-properties fo:color="#ff00ff" style:font-name="Times New Roman" fo:font-family="'Times New Roman'" style:font-family-generic="roman" style:font-pitch="variable" fo:font-size="8pt" fo:background-color="#ffff99" style:font-size-asian="8pt" style:font-size-complex="8pt"/>
    </style:style>
    <style:style style:name="WW-Fonte_20_parág._20_padrão" style:display-name="WW-Fonte parág. padrã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text:style-name="WW8Num1z3"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list-level-style-number>
      <text:list-level-style-number text:level="2" style:num-prefix="8.1" style:num-format="" text:start-value="8">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6" style:family="table">
      <style:table-properties style:width="17.778cm" fo:margin-left="0.011cm" fo:margin-right="0.019cm" table:align="margins" style:writing-mode="lr-tb"/>
    </style:style>
    <style:style style:name="Tabela6.A" style:family="table-column">
      <style:table-column-properties style:column-width="8.892cm" style:rel-column-width="32780*"/>
    </style:style>
    <style:style style:name="Tabela6.B" style:family="table-column">
      <style:table-column-properties style:column-width="8.886cm" style:rel-column-width="32755*"/>
    </style:style>
    <style:style style:name="Tabela6.1" style:family="table-row">
      <style:table-row-properties fo:keep-together="always"/>
    </style:style>
    <style:style style:name="Tabela6.A1" style:family="table-cell">
      <style:table-cell-properties style:vertical-align="top" fo:padding-left="0.123cm" fo:padding-right="0.123cm" fo:padding-top="0cm" fo:padding-bottom="0cm" fo:border="none" style:writing-mode="lr-tb"/>
    </style:style>
    <style:style style:name="Tabela5" style:family="table">
      <style:table-properties style:width="17.78cm" fo:margin-left="0.011cm" fo:margin-right="0.018cm" table:align="margins" style:writing-mode="lr-tb"/>
    </style:style>
    <style:style style:name="Tabela5.A" style:family="table-column">
      <style:table-column-properties style:column-width="4.593cm" style:rel-column-width="16929*"/>
    </style:style>
    <style:style style:name="Tabela5.B" style:family="table-column">
      <style:table-column-properties style:column-width="2.815cm" style:rel-column-width="10376*"/>
    </style:style>
    <style:style style:name="Tabela5.C" style:family="table-column">
      <style:table-column-properties style:column-width="10.372cm" style:rel-column-width="38230*"/>
    </style:style>
    <style:style style:name="Tabela5.1" style:family="table-row">
      <style:table-row-properties style:min-row-height="0.101cm" fo:keep-together="always"/>
    </style:style>
    <style:style style:name="Tabela5.A1" style:family="table-cell">
      <style:table-cell-properties style:vertical-align="top" fo:padding-left="0.123cm" fo:padding-right="0.123cm" fo:padding-top="0cm" fo:padding-bottom="0cm" fo:border-left="none" fo:border-right="none" fo:border-top="0.05pt solid #000000" fo:border-bottom="none" style:writing-mode="lr-tb"/>
    </style:style>
    <style:style style:name="Tabela5.2" style:family="table-row">
      <style:table-row-properties style:min-row-height="0.242cm" fo:keep-together="always"/>
    </style:style>
    <style:style style:name="Tabela5.A2" style:family="table-cell">
      <style:table-cell-properties style:vertical-align="top" fo:padding-left="0.123cm" fo:padding-right="0.123cm" fo:padding-top="0cm" fo:padding-bottom="0cm" fo:border="none" style:writing-mode="lr-tb"/>
    </style:style>
    <style:style style:name="Tabela8" style:family="table">
      <style:table-properties style:width="17.78cm" fo:margin-left="0.011cm" fo:margin-right="0.018cm" table:align="margins" style:writing-mode="lr-tb"/>
    </style:style>
    <style:style style:name="Tabela8.A" style:family="table-column">
      <style:table-column-properties style:column-width="8.894cm" style:rel-column-width="32780*"/>
    </style:style>
    <style:style style:name="Tabela8.B" style:family="table-column">
      <style:table-column-properties style:column-width="8.886cm" style:rel-column-width="32755*"/>
    </style:style>
    <style:style style:name="Tabela8.1" style:family="table-row">
      <style:table-row-properties fo:keep-together="always"/>
    </style:style>
    <style:style style:name="Tabela8.A1" style:family="table-cell">
      <style:table-cell-properties style:vertical-align="top" fo:padding-left="0.123cm" fo:padding-right="0.123cm" fo:padding-top="0cm" fo:padding-bottom="0cm" fo:border="none" style:writing-mode="lr-tb"/>
    </style:style>
    <style:style style:name="Tabela7" style:family="table">
      <style:table-properties style:width="17.78cm" fo:margin-left="0.011cm" fo:margin-right="0.018cm" table:align="margins" style:writing-mode="lr-tb"/>
    </style:style>
    <style:style style:name="Tabela7.A" style:family="table-column">
      <style:table-column-properties style:column-width="4.819cm" style:rel-column-width="17764*"/>
    </style:style>
    <style:style style:name="Tabela7.B" style:family="table-column">
      <style:table-column-properties style:column-width="2.589cm" style:rel-column-width="9546*"/>
    </style:style>
    <style:style style:name="Tabela7.C" style:family="table-column">
      <style:table-column-properties style:column-width="10.37cm" style:rel-column-width="38225*"/>
    </style:style>
    <style:style style:name="Tabela7.1" style:family="table-row">
      <style:table-row-properties style:min-row-height="0.101cm" fo:keep-together="always"/>
    </style:style>
    <style:style style:name="Tabela7.A1" style:family="table-cell">
      <style:table-cell-properties style:vertical-align="top" fo:padding-left="0.123cm" fo:padding-right="0.123cm" fo:padding-top="0cm" fo:padding-bottom="0cm" fo:border-left="none" fo:border-right="none" fo:border-top="0.05pt solid #000000" fo:border-bottom="none" style:writing-mode="lr-tb"/>
    </style:style>
    <style:style style:name="Tabela7.2" style:family="table-row">
      <style:table-row-properties style:min-row-height="0.242cm" fo:keep-together="always"/>
    </style:style>
    <style:style style:name="Tabela7.A2" style:family="table-cell">
      <style:table-cell-properties style:vertical-align="top" fo:padding-left="0.123cm" fo:padding-right="0.123cm" fo:padding-top="0cm" fo:padding-bottom="0cm" fo:border="none" style:writing-mode="lr-tb"/>
    </style:style>
    <style:style style:name="MP1" style:family="paragraph" style:parent-style-name="Footer">
      <style:paragraph-properties fo:margin-top="0cm" fo:margin-bottom="0cm" loext:contextual-spacing="false" style:snap-to-layout-grid="false"/>
      <style:text-properties fo:font-size="10pt" fo:language="pt" fo:country="BR" fo:font-weight="bold" style:font-size-asian="10pt" style:font-weight-asian="bold" style:font-weight-complex="bold"/>
    </style:style>
    <style:style style:name="MP2" style:family="paragraph" style:parent-style-name="Footer">
      <style:paragraph-properties fo:margin-top="0cm" fo:margin-bottom="0cm" loext:contextual-spacing="false" fo:text-align="end" style:justify-single-word="false" style:snap-to-layout-grid="false"/>
      <style:text-properties fo:font-size="10pt" fo:language="pt" fo:country="BR" fo:font-weight="bold" officeooo:rsid="0006f634" officeooo:paragraph-rsid="0006f634" style:font-size-asian="10pt" style:font-weight-asian="bold" style:font-weight-complex="bold"/>
    </style:style>
    <style:style style:name="MP3" style:family="paragraph" style:parent-style-name="Footer">
      <style:paragraph-properties fo:margin-top="0cm" fo:margin-bottom="0cm" loext:contextual-spacing="false"/>
      <style:text-properties fo:language="pt" fo:country="BR"/>
    </style:style>
    <style:style style:name="MP4" style:family="paragraph" style:parent-style-name="Footer">
      <style:paragraph-properties style:snap-to-layout-grid="false">
        <style:tab-stops>
          <style:tab-stop style:position="9.001cm" style:type="center"/>
          <style:tab-stop style:position="15.002cm"/>
        </style:tab-stops>
      </style:paragraph-properties>
      <style:text-properties fo:language="pt" fo:country="BR" officeooo:rsid="0006f634" officeooo:paragraph-rsid="0006f634" style:font-name-complex="Arial"/>
    </style:style>
    <style:style style:name="MP5" style:family="paragraph" style:parent-style-name="Footer">
      <style:paragraph-properties fo:text-align="center" style:justify-single-word="false" style:snap-to-layout-grid="false">
        <style:tab-stops>
          <style:tab-stop style:position="9.001cm" style:type="center"/>
          <style:tab-stop style:position="15.002cm"/>
        </style:tab-stops>
      </style:paragraph-properties>
      <style:text-properties fo:language="pt" fo:country="BR"/>
    </style:style>
    <style:style style:name="MP6"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text-properties fo:font-size="10pt" fo:language="pt" fo:country="BR" fo:font-weight="bold" style:font-size-asian="10pt" style:font-weight-asian="bold" style:font-name-complex="Arial" style:font-weight-complex="bold"/>
    </style:style>
    <style:style style:name="MP7" style:family="paragraph" style:parent-style-name="Footer">
      <style:paragraph-properties style:snap-to-layout-grid="false">
        <style:tab-stops>
          <style:tab-stop style:position="9.001cm" style:type="center"/>
          <style:tab-stop style:position="15.002cm"/>
        </style:tab-stops>
      </style:paragraph-properties>
      <style:text-properties fo:language="pt" fo:country="BR" fo:font-weight="bold" style:font-weight-asian="bold" style:font-weight-complex="bold"/>
    </style:style>
    <style:style style:name="MP8"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style>
    <style:style style:name="MP9" style:family="paragraph" style:parent-style-name="Footer">
      <style:text-properties fo:language="pt" fo:country="BR"/>
    </style:style>
    <style:style style:name="MT1" style:family="text">
      <style:text-properties officeooo:rsid="0007045c"/>
    </style:style>
    <style:style style:name="MT2" style:family="text">
      <style:text-properties style:font-name-complex="Arial"/>
    </style:style>
    <style:style style:name="MT3" style:family="text">
      <style:text-properties fo:font-size="10pt" fo:language="pt" fo:country="BR" fo:font-weight="bold" style:font-size-asian="10pt" style:font-weight-asian="bold" style:font-name-complex="Arial" style:font-weight-complex="bold"/>
    </style:style>
    <style:style style:name="MT4" style:family="text">
      <style:text-properties fo:language="pt" fo:country="BR"/>
    </style:style>
    <style:page-layout style:name="Mpm1">
      <style:page-layout-properties fo:page-width="20.999cm" fo:page-height="29.699cm" style:num-format="1" style:print-orientation="portrait" fo:margin-top="2cm" fo:margin-bottom="2.17cm" fo:margin-left="2cm" fo:margin-right="1.191cm" style:writing-mode="lr-tb" style:layout-grid-color="#c0c0c0" style:layout-grid-lines="68" style:layout-grid-base-height="0.353cm" style:layout-grid-ruby-height="0.02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54cm" fo:margin-left="0cm" fo:margin-right="0cm" fo:margin-bottom="0.441cm" style:dynamic-spacing="true"/>
      </style:header-style>
      <style:footer-style>
        <style:header-footer-properties fo:min-height="0.499cm" fo:margin-left="0cm" fo:margin-right="0cm" fo:margin-top="0.4cm" style:dynamic-spacing="true"/>
      </style:footer-style>
    </style:page-layout>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header>
        <table:table table:name="Tabela6" table:style-name="Tabela6">
          <table:table-column table:style-name="Tabela6.A"/>
          <table:table-column table:style-name="Tabela6.B"/>
          <table:table-row table:style-name="Tabela6.1">
            <table:table-cell table:style-name="Tabela6.A1" office:value-type="string">
              <text:p text:style-name="MP1">Documento de Arquitetura de Software</text:p>
            </table:table-cell>
            <table:table-cell table:style-name="Tabela6.A1" office:value-type="string">
              <text:p text:style-name="MP2"><text:span text:style-name="MT1">ll</text:span>Recruta-if</text:p>
            </table:table-cell>
          </table:table-row>
        </table:table>
        <text:p text:style-name="MP3"/>
      </style:header>
      <style:footer>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MP4">Recruta-if</text:p>
            </table:table-cell>
            <table:table-cell table:style-name="Tabela5.A1" office:value-type="string">
              <text:p text:style-name="MP5"><text:span text:style-name="MT2"><text:date style:data-style-name="N36" text:date-value="2018-03-28T19:27:51.552347531">28/03/2018</text:date></text:span><text:span text:style-name="MT2"> </text:span><text:span text:style-name="MT2"><text:time style:data-style-name="N40" text:time-value="2018-03-28T19:27:51.552616590">19:03</text:time></text:span></text:p>
            </table:table-cell>
            <table:table-cell table:style-name="Tabela5.A1" office:value-type="string">
              <text:p text:style-name="MP6"><text:file-name text:display="name-and-extension">Documento de Arquitetura de Software-Recruta-if.odt</text:file-name></text:p>
            </table:table-cell>
          </table:table-row>
          <table:table-row table:style-name="Tabela5.2">
            <table:table-cell table:style-name="Tabela5.A2" table:number-columns-spanned="2" office:value-type="string">
              <text:p text:style-name="MP7"/>
            </table:table-cell>
            <table:covered-table-cell/>
            <table:table-cell table:style-name="Tabela5.A2" office:value-type="string">
              <text:p text:style-name="MP8"><text:span text:style-name="Page_20_Number"><text:span text:style-name="MT3">Página: </text:span></text:span><text:span text:style-name="Page_20_Number"><text:span text:style-name="MT4"><text:page-number style:num-format="1" text:select-page="current">2</text:page-number></text:span></text:span><text:span text:style-name="Page_20_Number"><text:span text:style-name="MT3">/</text:span></text:span><text:span text:style-name="Page_20_Number"><text:span text:style-name="MT4"><text:page-count style:num-format="1">6</text:page-count></text:span></text:span><text:span text:style-name="Page_20_Number"><text:span text:style-name="MT3"> </text:span></text:span></text:p>
            </table:table-cell>
          </table:table-row>
        </table:table>
        <text:p text:style-name="MP9"/>
      </style:footer>
    </style:master-page>
    <style:master-page style:name="Converter_20_1" style:display-name="Converter 1" style:page-layout-name="Mpm1">
      <style:header>
        <table:table table:name="Tabela8" table:style-name="Tabela8">
          <table:table-column table:style-name="Tabela8.A"/>
          <table:table-column table:style-name="Tabela8.B"/>
          <table:table-row table:style-name="Tabela8.1">
            <table:table-cell table:style-name="Tabela8.A1" office:value-type="string">
              <text:p text:style-name="MP1">Documento de Arquitetura de Software</text:p>
            </table:table-cell>
            <table:table-cell table:style-name="Tabela8.A1" office:value-type="string">
              <text:p text:style-name="MP2">Recruta-if</text:p>
            </table:table-cell>
          </table:table-row>
        </table:table>
        <text:p text:style-name="MP3"/>
      </style:header>
      <style:footer>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MP4">Recruta-if</text:p>
            </table:table-cell>
            <table:table-cell table:style-name="Tabela7.A1" office:value-type="string">
              <text:p text:style-name="MP5"><text:span text:style-name="MT2"><text:date style:data-style-name="N36" text:date-value="2018-03-28T19:27:51.561301290">28/03/2018</text:date></text:span><text:span text:style-name="MT2"> <text:s/></text:span><text:span text:style-name="MT2"><text:time style:data-style-name="N40" text:time-value="2018-03-28T19:27:51.561569091">19:03</text:time></text:span></text:p>
            </table:table-cell>
            <table:table-cell table:style-name="Tabela7.A1" office:value-type="string">
              <text:p text:style-name="MP6"><text:file-name text:display="name-and-extension">Documento de Arquitetura de Software-Recruta-if.odt</text:file-name></text:p>
            </table:table-cell>
          </table:table-row>
          <table:table-row table:style-name="Tabela7.2">
            <table:table-cell table:style-name="Tabela7.A2" table:number-columns-spanned="2" office:value-type="string">
              <text:p text:style-name="MP7"/>
            </table:table-cell>
            <table:covered-table-cell/>
            <table:table-cell table:style-name="Tabela7.A2" office:value-type="string">
              <text:p text:style-name="MP8"><text:span text:style-name="Page_20_Number"><text:span text:style-name="MT3">Página: </text:span></text:span><text:span text:style-name="Page_20_Number"><text:span text:style-name="MT4"><text:page-number style:num-format="1" text:select-page="current">6</text:page-number></text:span></text:span><text:span text:style-name="Page_20_Number"><text:span text:style-name="MT3">/</text:span></text:span><text:span text:style-name="Page_20_Number"><text:span text:style-name="MT4"><text:page-count style:num-format="1">6</text:page-count></text:span></text:span><text:span text:style-name="Page_20_Number"><text:span text:style-name="MT3"> </text:span></text:spa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Wizard for SoDA Getting Started</dc:title>
    <meta:initial-creator>patrick</meta:initial-creator>
    <meta:creation-date>2010-07-05T15:55:00</meta:creation-date>
    <dc:date>2018-03-28T19:27:51.477051828</dc:date>
    <dc:language>pt-BR</dc:language>
    <meta:editing-cycles>64</meta:editing-cycles>
    <meta:editing-duration>PT3H11M37S</meta:editing-duration>
    <meta:document-statistic meta:table-count="9" meta:image-count="0" meta:object-count="0" meta:page-count="6" meta:paragraph-count="112" meta:word-count="848" meta:character-count="5726" meta:non-whitespace-character-count="5021"/>
    <meta:user-defined meta:name="Info 1"/>
    <meta:user-defined meta:name="Info 2"/>
    <meta:user-defined meta:name="Info 3"/>
    <meta:user-defined meta:name="Info 4"/>
  </office:meta>
</office:document-meta>
</file>